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9db0" officeooo:paragraph-rsid="001d9db0"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f1398" officeooo:paragraph-rsid="001f1398" style:font-weight-asian="bold" style:font-weight-complex="bold"/>
    </style:style>
    <style:style style:name="P3" style:family="paragraph" style:parent-style-name="Standard">
      <style:text-properties style:text-underline-style="solid" style:text-underline-width="auto" style:text-underline-color="font-color" fo:font-weight="bold" officeooo:rsid="002060a5" officeooo:paragraph-rsid="002060a5"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060a5" officeooo:paragraph-rsid="0022ad6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21e86a" officeooo:paragraph-rsid="0021e86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2ad62" officeooo:paragraph-rsid="0022ad62" style:font-weight-asian="bold" style:font-weight-complex="bold"/>
    </style:style>
    <style:style style:name="P7" style:family="paragraph" style:parent-style-name="Standard">
      <style:text-properties style:text-underline-style="none" fo:font-weight="normal" officeooo:rsid="001d9db0" officeooo:paragraph-rsid="001d9db0" style:font-weight-asian="normal" style:font-weight-complex="normal"/>
    </style:style>
    <style:style style:name="P8" style:family="paragraph" style:parent-style-name="Standard">
      <style:text-properties style:text-underline-style="none" fo:font-weight="normal" officeooo:rsid="001f1398" officeooo:paragraph-rsid="001f1398" style:font-weight-asian="normal" style:font-weight-complex="normal"/>
    </style:style>
    <style:style style:name="P9" style:family="paragraph" style:parent-style-name="Standard">
      <style:text-properties style:text-underline-style="none" fo:font-weight="normal" officeooo:rsid="002060a5" officeooo:paragraph-rsid="002060a5" style:font-weight-asian="normal" style:font-weight-complex="normal"/>
    </style:style>
    <style:style style:name="P10" style:family="paragraph" style:parent-style-name="Standard">
      <style:text-properties style:text-underline-style="none" fo:font-weight="normal" officeooo:rsid="002060a5" officeooo:paragraph-rsid="0022ad62" style:font-weight-asian="normal" style:font-weight-complex="normal"/>
    </style:style>
    <style:style style:name="P11" style:family="paragraph" style:parent-style-name="Standard">
      <style:text-properties style:text-underline-style="none" fo:font-weight="normal" officeooo:rsid="0021e86a" officeooo:paragraph-rsid="0021e86a" style:font-weight-asian="normal" style:font-weight-complex="normal"/>
    </style:style>
    <style:style style:name="P12" style:family="paragraph" style:parent-style-name="Standard">
      <style:text-properties style:text-underline-style="none" fo:font-weight="normal" officeooo:rsid="0022ad62" officeooo:paragraph-rsid="0022ad62" style:font-weight-asian="normal" style:font-weight-complex="normal"/>
    </style:style>
    <style:style style:name="P13" style:family="paragraph" style:parent-style-name="Standard">
      <style:text-properties fo:font-size="16pt" style:text-underline-style="solid" style:text-underline-width="auto" style:text-underline-color="font-color" fo:font-weight="bold" officeooo:rsid="001d9db0" officeooo:paragraph-rsid="001d9db0" style:font-size-asian="16pt" style:font-weight-asian="bold" style:font-size-complex="16pt" style:font-weight-complex="bold"/>
    </style:style>
    <style:style style:name="T1" style:family="text">
      <style:text-properties officeooo:rsid="001ffa92"/>
    </style:style>
    <style:style style:name="T2" style:family="text">
      <style:text-properties officeooo:rsid="002060a5"/>
    </style:style>
    <style:style style:name="T3" style:family="text">
      <style:text-properties officeooo:rsid="0021e86a"/>
    </style:style>
    <style:style style:name="T4" style:family="text">
      <style:text-properties officeooo:rsid="002266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dées relevées pour l'I.A des loups du jeu « Alpha »</text:p>
      <text:p text:style-name="P1"/>
      <text:p text:style-name="P7"/>
      <text:p text:style-name="P1">Le clan</text:p>
      <text:p text:style-name="P1"/>
      <text:p text:style-name="P7">* Constitué d'un seul couple peut aller de 8 à 10 individus sans jamais, en général, excéder la douzaine</text:p>
      <text:p text:style-name="P7">* dirigé par le loup alpha désigné par des critères de force, intelligence, sagesse, reconnaissance… le changement du chef peut s'effectuer</text:p>
      <text:p text:style-name="P7"/>
      <text:p text:style-name="P1">Comportements des loups envers le loup alpha</text:p>
      <text:p text:style-name="P7"/>
      <text:p text:style-name="P7">* Les loups expriment souvent au loup alpha leur attachement juste après une courte séparation ou juste avant une chasse par exemple <text:s/>en se frottant à lui et approcher leur museau du sien.</text:p>
      <text:p text:style-name="P7">* Un loup peut donc toujours devenir un « alpha » s’il le souhaite. Il est, en tous cas, libre d'aller fonder son clan. Mais il peut également tenter de se rebeller. Lorsqu’il l’estime nécessaire, le loup alpha rappelle son autorité et sanctionne tout manquement aux lois du clan en proportion de la faute commise. Pour exprimer sa soumission au chef, le loup prendra le visage de celui qui a peur. Parfois, il ira jusqu’à se coucher sur le dos, mettant son ventre et sa gorge à la merci du leader. Il endurera éventuellement quelques fausses morsures symboliques.</text:p>
      <text:p text:style-name="P7"/>
      <text:p text:style-name="P7"/>
      <text:p text:style-name="P1">Comportement spécifique du loup alpha</text:p>
      <text:p text:style-name="P1"/>
      <text:p text:style-name="P7">* Il est intéressant de remarquer que la plupart des loups « haut-placés » sont extrêmement tolérants. Ils cèdent souvent sur des points relatifs à la nourriture ou à d’autres ressources, bien qu’ils soient désignés pour être les premiers à se servir.</text:p>
      <text:p text:style-name="P7">* Le loup alpha est facilement reconnaissable parmi les autres individus. Il fixe ses congénères du regard tandis que ceux-ci ont les yeux fuyants ; le contraire serait considéré comme une provocation. Il est toujours identifiable à sa démarche car il se tient haut et fier sur ses pattes tandis qu’un simple loup reste modestement plus près du sol. Lors des déplacements, le loup alpha prend la tête.</text:p>
      <text:p text:style-name="P7"/>
      <text:p text:style-name="P2">La femelle alpha</text:p>
      <text:p text:style-name="P2"/>
      <text:p text:style-name="P8">*Forme le couple géniteur du clan avec le loup alpha</text:p>
      <text:p text:style-name="P8">* A partir de Janvier, période de chaleur, elle frotte le mâle de plus en plus afin de l'exciter</text:p>
      <text:p text:style-name="P8">*Pendant la période de chaleur, les tensions sociales du clan montent. Les mâles se battent et la femelle dominante s'impose également par des attaques envers les autres louves. Toutes ces violences sont là pour que le couple alpha évince les potentiels rivaux</text:p>
      <text:p text:style-name="P8"/>
      <text:p text:style-name="P4">Les différents rangs</text:p>
      <text:p text:style-name="P4"/>
      <text:p text:style-name="P10">*<text:span text:style-name="T3">mâle alpha, femelle alpha</text:span></text:p>
      <text:p text:style-name="P10">*<text:span text:style-name="T3">bêta, qui prennent la place du couple Alpha en cas de problème ( mort des alpha )</text:span></text:p>
      <text:p text:style-name="P10">*<text:span text:style-name="T3">Oméga, le plus bas des rangs, qui subissent des agressions perpétuelles.</text:span></text:p>
      <text:p text:style-name="P8"/>
      <text:p text:style-name="P2">Les louveteaux</text:p>
      <text:p text:style-name="P2"/>
      <text:p text:style-name="P8">*<text:span text:style-name="T1">Deux moi après l'accouplement, la femelle alpha donne naissance à ses louveteaux dans une tanière préparée. Quatre ou cinq louveteaux naîtront dans cette tanière où la louve aura eu le soin d'enterrer de la nourriture.</text:span></text:p>
      <text:p text:style-name="P8"><text:soft-page-break/>*<text:span text:style-name="T1">Aveugles les 2 premières semaines puis une semaine plus tard ils commencent à marcher, mâcher, entendre, grogner, sortir de la tanière et jouer de plus en plus sauvagement.</text:span></text:p>
      <text:p text:style-name="P8">*<text:span text:style-name="T1">Tous les autres loups nourrissent les louveteaux en régurgitant de la viande semi digérée après la chasse et s'amusent aussi avec eux.</text:span></text:p>
      <text:p text:style-name="P8">*<text:span text:style-name="T2">Après 2 ans, les loups partiront chercher un partenaire et un territoire pour fonder un nouveau clan certains resteront dans la troupe.</text:span></text:p>
      <text:p text:style-name="P9"/>
      <text:p text:style-name="P5">Langage du corps</text:p>
      <text:p text:style-name="P5"/>
      <text:p text:style-name="P11">*Queue remontée et courbée, museau froncé → intimidation, menace</text:p>
      <text:p text:style-name="P11">*queue droite, oreilles bien relevée → position dominante</text:p>
      <text:p text:style-name="P11">*position neutre, queue basse et pendante, oreilles dressées, tête haute</text:p>
      <text:p text:style-name="P11">*queue plaçée sous le ventre, oreilles plaquées sur la tête → crainte, peur</text:p>
      <text:p text:style-name="P11">*<text:span text:style-name="T4">loup rabaissé, couché sur le dos → domination</text:span></text:p>
      <text:p text:style-name="P11">*<text:span text:style-name="T4">queue relevée très haut, babines retroussées, poil irrisé, regard hargneux → colère, agressivité, attaque</text:span></text:p>
      <text:p text:style-name="P11"/>
      <text:p text:style-name="P6">Le territoire</text:p>
      <text:p text:style-name="P6"/>
      <text:p text:style-name="P12">*Le loup marque son territoire en urinant, les déjections sont aussi utilisées.</text:p>
      <text:p text:style-name="P12">*Les loups se déplacent pour trouver un meilleur territoire, à la que leu l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1T15:57:58.957274792</meta:creation-date>
    <dc:date>2014-10-01T16:44:41.081749546</dc:date>
    <dc:creator>llucas </dc:creator>
    <meta:editing-duration>PT31M30S</meta:editing-duration>
    <meta:editing-cycles>6</meta:editing-cycles>
    <meta:generator>LibreOffice/4.2.3.3$Linux_X86_64 LibreOffice_project/420m0$Build-3</meta:generator>
    <meta:document-statistic meta:table-count="0" meta:image-count="0" meta:object-count="0" meta:page-count="2" meta:paragraph-count="33" meta:word-count="617" meta:character-count="3694" meta:non-whitespace-character-count="3109"/>
  </office:meta>
</office:document-meta>
</file>